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text-properties officeooo:rsid="00183527" officeooo:paragraph-rsid="00183527"/>
    </style:style>
    <style:style style:name="P2" style:family="paragraph" style:parent-style-name="Preformatted_20_Text">
      <style:text-properties officeooo:rsid="00183527" officeooo:paragraph-rsid="001b0192"/>
    </style:style>
    <style:style style:name="P3" style:family="paragraph" style:parent-style-name="Preformatted_20_Text">
      <style:text-properties officeooo:rsid="00183527" officeooo:paragraph-rsid="001b3226"/>
    </style:style>
    <style:style style:name="T1" style:family="text">
      <style:text-properties fo:background-color="#ffffff" loext:char-shading-value="0"/>
    </style:style>
    <style:style style:name="T2" style:family="text">
      <style:text-properties fo:background-color="#ffff99" loext:char-shading-value="0"/>
    </style:style>
    <style:style style:name="T3" style:family="text">
      <style:text-properties officeooo:rsid="001a3148"/>
    </style:style>
    <style:style style:name="T4" style:family="text">
      <style:text-properties officeooo:rsid="001b0192"/>
    </style:style>
    <style:style style:name="T5" style:family="text">
      <style:text-properties fo:color="#000000" style:font-name="SimSun" fo:font-size="11.5pt" style:font-size-asian="11.5pt"/>
    </style:style>
    <style:style style:name="T6" style:family="text">
      <style:text-properties fo:color="#000000" style:font-name="SimSun" fo:font-size="11.5pt" style:font-size-asian="11.5pt" style:font-size-complex="10pt"/>
    </style:style>
    <style:style style:name="T7" style:family="text">
      <style:text-properties fo:color="#000000" style:font-name="SimSun" fo:font-size="10pt" style:font-size-asian="10pt" style:font-size-complex="10pt"/>
    </style:style>
    <style:style style:name="T8" style:family="text">
      <style:text-properties fo:color="#000000" style:font-name="SimSun" fo:font-size="10pt" officeooo:rsid="001b0192" style:font-size-asian="10pt" style:font-size-complex="10pt"/>
    </style:style>
    <style:style style:name="T9" style:family="text">
      <style:text-properties fo:color="#000000" style:font-name="SimSun" fo:font-size="10pt" officeooo:rsid="001b3226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绪论学习：</text:p>
      <text:p text:style-name="P1"/>
      <text:p text:style-name="P2"><text:span text:style-name="T1">一、<text:tab/>数字图像操作取证</text:span>：旨在通过<text:span text:style-name="T2">被动的盲分析</text:span>手段来认证图像数据的原始性和真实性、鉴别和分析图像</text:p>
      <text:p text:style-name="P2"><text:tab/><text:tab/><text:tab/>所经历的操作处理及估计图像的操作历史。</text:p>
      <text:p text:style-name="P1"><text:tab/>特点：仅以数据本身做为分析对象、不需要对图像进行额外的预处理。</text:p>
      <text:p text:style-name="P1"/>
      <text:p text:style-name="P1"><text:tab/>数字图像操作取证技术的对象是操作：</text:p>
      <text:p text:style-name="P1"><text:tab/> <text:s/>1 内容改变型操作：拼接操作、复制粘贴...</text:p>
      <text:p text:style-name="P1"><text:tab/> <text:s/>2 内容保持型操作：模糊、锐化、中值滤波、对比度增强、重采样、压缩编码（等信号处理过程）</text:p>
      <text:p text:style-name="P1"/>
      <text:p text:style-name="P1">二、<text:tab/>常用数字图像处理方法：</text:p>
      <text:p text:style-name="P1"><text:tab/><text:tab/>1 拼接</text:p>
      <text:p text:style-name="P1"><text:tab/><text:tab/><text:span text:style-name="T3">2 滤波：低通滤波、中值滤波、锐化滤波</text:span></text:p>
      <text:p text:style-name="P1"><text:tab/><text:tab/><text:span text:style-name="T3">3 对比度增强：本质是像素值映射，伽马校正、直方图均衡化</text:span></text:p>
      <text:p text:style-name="P1"><text:tab/><text:tab/><text:span text:style-name="T3">4 重采样：旋转、缩放、平移目的；几何坐标映射和像素值内插两步</text:span></text:p>
      <text:p text:style-name="P2"><text:tab/><text:tab/><text:span text:style-name="T3">5 压缩编码：本质是减少图像描述数据的冗余（数据空间冗余、信息熵冗余、视觉冗余等）；</text:span></text:p>
      <text:p text:style-name="P2"><text:span text:style-name="T3"><text:tab/>数字图像压缩编码方法有JPEG、JPEG2000、小波图像压缩（绝大多数图像以JPEG格式存在）</text:span></text:p>
      <text:p text:style-name="P1"/>
      <text:p text:style-name="P1">三、<text:tab/>数字图像认证方法：主动图像认证、被动图像认证（数字图像取证）</text:p>
      <text:p text:style-name="P1"><text:tab/><text:tab/><text:span text:style-name="T4">1 主动图像认证：数字签名、脆弱水印（认证内容原始性、真实性，能够标记篡改位置）</text:span></text:p>
      <text:p text:style-name="P2"><text:tab/><text:tab/><text:span text:style-name="T4">2 被动图像认证：</text:span></text:p>
      <text:p text:style-name="P2"><text:span text:style-name="T4"><text:tab/><text:tab/><text:tab/>1）图像操作取证（根据图像数据“固有指纹”判别操作后新的指纹痕迹）</text:span></text:p>
      <text:p text:style-name="P1"><text:tab/><text:tab/><text:tab/><text:span text:style-name="T4">2）</text:span>图像源取证（根据摄取设备独有成像通道信息，实现对获取设备的盲鉴别）</text:p>
      <text:p text:style-name="P1"/>
      <text:p text:style-name="P1"><text:tab/>主动图像认证：</text:p>
      <text:p text:style-name="P2"><text:tab/><text:tab/>数字签名<text:span text:style-name="T5">：</text:span></text:p>
      <text:p text:style-name="P2"><text:span text:style-name="T6"><text:tab/><text:tab/><text:tab/></text:span><text:span text:style-name="T8">1）</text:span><text:span text:style-name="T7">脆弱型：比特级敏感性（MD</text:span><text:span text:style-name="T8">5、SH1</text:span><text:span text:style-name="T7">）</text:span></text:p>
      <text:p text:style-name="P3"><text:span text:style-name="T7"><text:tab/><text:tab/><text:tab/></text:span><text:span text:style-name="T8">2）</text:span><text:span text:style-name="T7">半脆弱型：媒体内容敏感性</text:span></text:p>
      <text:p text:style-name="P3"><text:span text:style-name="T7"><text:tab/><text:tab/><text:tab/>缺陷：庞大数据媒体信息处理时效率准确度不高、不能定位篡改<text:tab/></text:span></text:p>
      <text:p text:style-name="P2"><text:span text:style-name="T7"><text:tab/><text:tab/>弱水印：通过水印检测器对嵌入认证信号变动鉴别，判断数据完整性、判别真伪</text:span></text:p>
      <text:p text:style-name="P3"><text:span text:style-name="T7"><text:tab/><text:tab/><text:tab/></text:span><text:span text:style-name="T9">1）脆弱型：完全认证、精确认证</text:span></text:p>
      <text:p text:style-name="P3"><text:span text:style-name="T9"><text:tab/><text:tab/><text:tab/>2）半脆弱型：内容变化的非法失真敏感性</text:span></text:p>
      <text:p text:style-name="P3"><text:span text:style-name="T7"><text:tab/><text:tab/><text:tab/>优势：认证信息隐藏于原始数据（无额外消息数据），安全性高（认证信息难去除）、</text:span></text:p>
      <text:p text:style-name="P3"><text:span text:style-name="T7"><text:tab/> <text:s text:c="9"/>算法透明度高，补全数字签名缺陷</text:span></text:p>
      <text:p text:style-name="P3"><text:span text:style-name="T7"/></text:p>
      <text:p text:style-name="P3"><text:span text:style-name="T7"><text:tab/>被动图像认证：</text:span></text:p>
      <text:p text:style-name="P3"><text:span text:style-name="T7"><text:tab/> <text:s text:c="7"/>数字图像操作取证：</text:span></text:p>
      <text:p text:style-name="P3"><text:span text:style-name="T7"><text:tab/><text:tab/>主要研究内容：基于对数字成像和操作处理的理论建模，利用信号分析、计算机视觉和模式</text:span></text:p>
      <text:p text:style-name="P3"><text:span text:style-name="T7"><text:tab/>识别等手段，判断受质疑图像是否为原始图像，是否经历过操作或改动；若操作过，对操作历史进行</text:span></text:p>
      <text:p text:style-name="P3"><text:span text:style-name="T7"><text:tab/>重构和恢复，对操作类型、强度、参数等进行盲鉴别于盲估计。</text:span></text:p>
      <text:p text:style-name="P3"><text:span text:style-name="T7"><text:tab/><text:tab/></text:span></text:p>
      <text:p text:style-name="P3"><text:span text:style-name="T7"><text:tab/><text:tab/>取证方法：</text:span></text:p>
      <text:p text:style-name="P3"><text:span text:style-name="T7"><text:tab/><text:tab/></text:span><text:span text:style-name="T9">1 基于场景几何：光照方向、色温、投影、几何模型...</text:span></text:p>
      <text:p text:style-name="P3"><text:span text:style-name="T9"><text:tab/><text:tab/>2 基于成像特性：色差、CFA内插、传感器噪声、相机响应...</text:span></text:p>
      <text:p text:style-name="P3"><text:span text:style-name="T9"><text:tab/><text:tab/>3 基于操作痕迹：重压缩、重采样、复制粘贴、图像滤波...</text:span></text:p>
      <text:p text:style-name="P3"><text:span text:style-name="T9"/></text:p>
      <text:p text:style-name="P3"><text:span text:style-name="T9"><text:tab/> <text:s text:c="7"/>数字图像源鉴别：</text:span></text:p>
      <text:p text:style-name="P3"><text:span text:style-name="T9"><text:tab/><text:tab/>通过分析和估计图像摄取通道的相关参数和特征，鉴别当前图像的采集设备源。</text:span></text:p>
      <text:p text:style-name="P3"><text:span text:style-name="T9"><text:tab/><text:tab/>现有的图像鉴别技术主要采用训练学习与统计模式匹配的方法。</text:span></text:p>
      <text:p text:style-name="P3"><text:span text:style-name="T9"/></text:p>
      <text:p text:style-name="P3"><text:span text:style-name="T9">四、<text:tab/>反取证</text:span></text:p>
      <text:p text:style-name="P3"><text:span text:style-name="T9"><text:tab/>针对现有的图像取证算法，攻击者也会设法实施攻击，这就是所谓反取证技术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" style:family="paragraph" style:default-outline-level="">
      <style:paragraph-properties fo:text-align="start" style:justify-single-word="false"/>
      <style:text-properties fo:color="#000000" style:font-name="SimSun" fo:font-family="SimSun" style:font-family-generic="roman" fo:font-size="12pt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4T17:28:12.679385000</dc:date>
    <meta:generator>LibreOffice/4.2.2.1$MacOSX_x86 LibreOffice_project/3be8cda0bddd8e430d8cda1ebfd581265cca5a0f</meta:generator>
    <dc:title>中图分类号：[中图分类号]</dc:title>
    <meta:creation-date>2013-01-10T00:46:00</meta:creation-date>
    <meta:editing-duration>PT1M25S</meta:editing-duration>
    <meta:editing-cycles>2</meta:editing-cycles>
    <meta:document-statistic meta:table-count="0" meta:image-count="0" meta:object-count="0" meta:page-count="1" meta:paragraph-count="44" meta:word-count="1007" meta:character-count="1155" meta:non-whitespace-character-count="1034"/>
  </office:meta>
</office:document-meta>
</file>